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2.8307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3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Número de support vectors (Classe 1)</text:p>
          </table:table-cell>
          <table:table-cell table:style-name="ce1" office:value-type="string" calcext:value-type="string">
            <text:p>Número de support vectors (Classe 2)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0</text:p>
          </table:table-cell>
          <table:table-cell table:style-name="ce1" office:value-type="string" calcext:value-type="string">
            <text:p>Shrinking</text:p>
          </table:table-cell>
          <table:table-cell table:style-name="ce1" office:value-type="string" calcext:value-type="string">
            <text:p>Break_ties</text:p>
          </table:table-cell>
          <table:table-cell table:style-name="ce1"/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maxiter</text:p>
          </table:table-cell>
          <table:table-cell table:style-name="ce1" office:value-type="string" calcext:value-type="string">
            <text:p>popsize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recombination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polish</text:p>
          </table:table-cell>
          <table:table-cell table:style-name="ce1" office:value-type="string" calcext:value-type="string">
            <text:p>init</text:p>
          </table:table-cell>
          <table:table-cell table:style-name="ce1"/>
          <table:table-cell table:style-name="ce1" office:value-type="string" calcext:value-type="string">
            <text:p>bounds</text:p>
          </table:table-cell>
          <table:table-cell/>
          <table:table-cell office:value-type="string" calcext:value-type="string">
            <text:p>test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.776725769043" calcext:value-type="float">
            <text:p>65.776725769043</text:p>
          </table:table-cell>
          <table:table-cell table:style-name="ce2" office:value-type="float" office:value="49.535346177471" calcext:value-type="float">
            <text:p>49.535346177471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55201888740024" calcext:value-type="float">
            <text:p>1.55201888740024</text:p>
          </table:table-cell>
          <table:table-cell table:style-name="ce1" office:value-type="float" office:value="30.1662172728272" calcext:value-type="float">
            <text:p>30.1662172728272</text:p>
          </table:table-cell>
          <table:table-cell table:style-name="ce1" office:value-type="float" office:value="40.2277218147909" calcext:value-type="float">
            <text:p>40.2277218147909</text:p>
          </table:table-cell>
          <table:table-cell table:style-name="ce1" office:value-type="float" office:value="0.465107059788185" calcext:value-type="float">
            <text:p>0.465107059788185</text:p>
          </table:table-cell>
          <table:table-cell table:style-name="ce1" office:value-type="float" office:value="0.384003271495252" calcext:value-type="float">
            <text:p>0.38400327149525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982456140350877" calcext:value-type="float">
            <text:p>0.98245614035087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.7257459163666" calcext:value-type="float">
            <text:p>33.7257459163666</text:p>
          </table:table-cell>
          <table:table-cell table:style-name="ce2" office:value-type="float" office:value="20.0424040562798" calcext:value-type="float">
            <text:p>20.0424040562798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41482836487662" calcext:value-type="float">
            <text:p>1.41482836487662</text:p>
          </table:table-cell>
          <table:table-cell table:style-name="ce1" office:value-type="float" office:value="6.48216359780751" calcext:value-type="float">
            <text:p>6.48216359780751</text:p>
          </table:table-cell>
          <table:table-cell table:style-name="ce1" office:value-type="float" office:value="48.4843904916177" calcext:value-type="float">
            <text:p>48.4843904916177</text:p>
          </table:table-cell>
          <table:table-cell table:style-name="ce1" office:value-type="float" office:value="0.536613121672857" calcext:value-type="float">
            <text:p>0.536613121672857</text:p>
          </table:table-cell>
          <table:table-cell table:style-name="ce1" office:value-type="float" office:value="0.713394827339726" calcext:value-type="float">
            <text:p>0.71339482733972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953216374269006" calcext:value-type="float">
            <text:p>0.9532163742690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.4471943378448" calcext:value-type="float">
            <text:p>33.4471943378448</text:p>
          </table:table-cell>
          <table:table-cell table:style-name="ce2" office:value-type="float" office:value="10.8150066680311" calcext:value-type="float">
            <text:p>10.8150066680311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2.15552561435941" calcext:value-type="float">
            <text:p>2.15552561435941</text:p>
          </table:table-cell>
          <table:table-cell table:style-name="ce1" office:value-type="float" office:value="1.55614921103117" calcext:value-type="float">
            <text:p>1.55614921103117</text:p>
          </table:table-cell>
          <table:table-cell table:style-name="ce1" office:value-type="float" office:value="41.6755865031171" calcext:value-type="float">
            <text:p>41.6755865031171</text:p>
          </table:table-cell>
          <table:table-cell table:style-name="ce1" office:value-type="float" office:value="0.441451694864824" calcext:value-type="float">
            <text:p>0.441451694864824</text:p>
          </table:table-cell>
          <table:table-cell table:style-name="ce1" office:value-type="float" office:value="0.539963376542187" calcext:value-type="float">
            <text:p>0.53996337654218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.798948764801" calcext:value-type="float">
            <text:p>26.798948764801</text:p>
          </table:table-cell>
          <table:table-cell table:style-name="ce2" office:value-type="float" office:value="34.137155630739" calcext:value-type="float">
            <text:p>34.137155630739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6533913778463" calcext:value-type="float">
            <text:p>1.6533913778463</text:p>
          </table:table-cell>
          <table:table-cell table:style-name="ce1" office:value-type="float" office:value="8.378747344102" calcext:value-type="float">
            <text:p>8.378747344102</text:p>
          </table:table-cell>
          <table:table-cell table:style-name="ce1" office:value-type="float" office:value="27.7129726129761" calcext:value-type="float">
            <text:p>27.7129726129761</text:p>
          </table:table-cell>
          <table:table-cell table:style-name="ce1" office:value-type="float" office:value="0.154918543326157" calcext:value-type="float">
            <text:p>0.154918543326157</text:p>
          </table:table-cell>
          <table:table-cell table:style-name="ce1" office:value-type="float" office:value="0.500967807562793" calcext:value-type="float">
            <text:p>0.50096780756279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.0061881542206" calcext:value-type="float">
            <text:p>32.0061881542206</text:p>
          </table:table-cell>
          <table:table-cell table:style-name="ce2" office:value-type="float" office:value="14.5065222326975" calcext:value-type="float">
            <text:p>14.5065222326975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3.87851377314495" calcext:value-type="float">
            <text:p>3.87851377314495</text:p>
          </table:table-cell>
          <table:table-cell table:style-name="ce1" office:value-type="float" office:value="41.3747113685847" calcext:value-type="float">
            <text:p>41.3747113685847</text:p>
          </table:table-cell>
          <table:table-cell table:style-name="ce1" office:value-type="float" office:value="43.1136442610463" calcext:value-type="float">
            <text:p>43.1136442610463</text:p>
          </table:table-cell>
          <table:table-cell table:style-name="ce1" office:value-type="float" office:value="0.795502810994264" calcext:value-type="float">
            <text:p>0.795502810994264</text:p>
          </table:table-cell>
          <table:table-cell table:style-name="ce1" office:value-type="float" office:value="0.416548591011653" calcext:value-type="float">
            <text:p>0.41654859101165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.0395846366882" calcext:value-type="float">
            <text:p>36.0395846366882</text:p>
          </table:table-cell>
          <table:table-cell table:style-name="ce2" office:value-type="float" office:value="9.08329729839217" calcext:value-type="float">
            <text:p>9.08329729839217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8264669222433" calcext:value-type="float">
            <text:p>1.8264669222433</text:p>
          </table:table-cell>
          <table:table-cell table:style-name="ce1" office:value-type="float" office:value="16.164861566483" calcext:value-type="float">
            <text:p>16.164861566483</text:p>
          </table:table-cell>
          <table:table-cell table:style-name="ce1" office:value-type="float" office:value="39.7093433723913" calcext:value-type="float">
            <text:p>39.7093433723913</text:p>
          </table:table-cell>
          <table:table-cell table:style-name="ce1" office:value-type="float" office:value="0.495901742298475" calcext:value-type="float">
            <text:p>0.495901742298475</text:p>
          </table:table-cell>
          <table:table-cell table:style-name="ce1" office:value-type="float" office:value="0.748049932118855" calcext:value-type="float">
            <text:p>0.74804993211885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.4038381576538" calcext:value-type="float">
            <text:p>19.4038381576538</text:p>
          </table:table-cell>
          <table:table-cell table:style-name="ce2" office:value-type="float" office:value="16.1793092106959" calcext:value-type="float">
            <text:p>16.1793092106959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2.76199031855478" calcext:value-type="float">
            <text:p>2.76199031855478</text:p>
          </table:table-cell>
          <table:table-cell table:style-name="ce1" office:value-type="float" office:value="6.18734432494115" calcext:value-type="float">
            <text:p>6.18734432494115</text:p>
          </table:table-cell>
          <table:table-cell table:style-name="ce1" office:value-type="float" office:value="36.6736581192394" calcext:value-type="float">
            <text:p>36.6736581192394</text:p>
          </table:table-cell>
          <table:table-cell table:style-name="ce1" office:value-type="float" office:value="0.544325487172243" calcext:value-type="float">
            <text:p>0.544325487172243</text:p>
          </table:table-cell>
          <table:table-cell table:style-name="ce1" office:value-type="float" office:value="0.288144529980571" calcext:value-type="float">
            <text:p>0.288144529980571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.02095246315" calcext:value-type="float">
            <text:p>41.02095246315</text:p>
          </table:table-cell>
          <table:table-cell table:style-name="ce2" office:value-type="float" office:value="47.2089205604296" calcext:value-type="float">
            <text:p>47.2089205604296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3.18840089954008" calcext:value-type="float">
            <text:p>3.18840089954008</text:p>
          </table:table-cell>
          <table:table-cell table:style-name="ce1" office:value-type="float" office:value="26.6485567062006" calcext:value-type="float">
            <text:p>26.6485567062006</text:p>
          </table:table-cell>
          <table:table-cell table:style-name="ce1" office:value-type="float" office:value="42.963962918028" calcext:value-type="float">
            <text:p>42.963962918028</text:p>
          </table:table-cell>
          <table:table-cell table:style-name="ce1" office:value-type="float" office:value="0.16056763906469" calcext:value-type="float">
            <text:p>0.16056763906469</text:p>
          </table:table-cell>
          <table:table-cell table:style-name="ce1" office:value-type="float" office:value="0.217525041999767" calcext:value-type="float">
            <text:p>0.21752504199976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.1936895847321" calcext:value-type="float">
            <text:p>38.1936895847321</text:p>
          </table:table-cell>
          <table:table-cell table:style-name="ce2" office:value-type="float" office:value="10.0734945677014" calcext:value-type="float">
            <text:p>10.0734945677014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88643802044352" calcext:value-type="float">
            <text:p>1.88643802044352</text:p>
          </table:table-cell>
          <table:table-cell table:style-name="ce1" office:value-type="float" office:value="37.9393128021635" calcext:value-type="float">
            <text:p>37.9393128021635</text:p>
          </table:table-cell>
          <table:table-cell table:style-name="ce1" office:value-type="float" office:value="4.63070251924887" calcext:value-type="float">
            <text:p>4.63070251924887</text:p>
          </table:table-cell>
          <table:table-cell table:style-name="ce1" office:value-type="float" office:value="0.963495468044244" calcext:value-type="float">
            <text:p>0.963495468044244</text:p>
          </table:table-cell>
          <table:table-cell table:style-name="ce1" office:value-type="float" office:value="0.646486748622043" calcext:value-type="float">
            <text:p>0.64648674862204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91812865497076" calcext:value-type="float">
            <text:p>0.9181286549707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.8332672119141" calcext:value-type="float">
            <text:p>42.8332672119141</text:p>
          </table:table-cell>
          <table:table-cell table:style-name="ce2" office:value-type="float" office:value="40.1975454882362" calcext:value-type="float">
            <text:p>40.1975454882362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22537178876069" calcext:value-type="float">
            <text:p>1.22537178876069</text:p>
          </table:table-cell>
          <table:table-cell table:style-name="ce1" office:value-type="float" office:value="3.05582109246897" calcext:value-type="float">
            <text:p>3.05582109246897</text:p>
          </table:table-cell>
          <table:table-cell table:style-name="ce1" office:value-type="float" office:value="24.4663254764938" calcext:value-type="float">
            <text:p>24.4663254764938</text:p>
          </table:table-cell>
          <table:table-cell table:style-name="ce1" office:value-type="float" office:value="0.28788847568752" calcext:value-type="float">
            <text:p>0.28788847568752</text:p>
          </table:table-cell>
          <table:table-cell table:style-name="ce1" office:value-type="float" office:value="0.234789942571023" calcext:value-type="float">
            <text:p>0.23478994257102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.7416152954102" calcext:value-type="float">
            <text:p>58.7416152954102</text:p>
          </table:table-cell>
          <table:table-cell table:style-name="ce2" office:value-type="float" office:value="44.0742154371399" calcext:value-type="float">
            <text:p>44.0742154371399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47408526173089" calcext:value-type="float">
            <text:p>1.47408526173089</text:p>
          </table:table-cell>
          <table:table-cell table:style-name="ce1" office:value-type="float" office:value="47.4683955430855" calcext:value-type="float">
            <text:p>47.4683955430855</text:p>
          </table:table-cell>
          <table:table-cell table:style-name="ce1" office:value-type="float" office:value="27.4218756170239" calcext:value-type="float">
            <text:p>27.4218756170239</text:p>
          </table:table-cell>
          <table:table-cell table:style-name="ce1" office:value-type="float" office:value="0.951858012997623" calcext:value-type="float">
            <text:p>0.951858012997623</text:p>
          </table:table-cell>
          <table:table-cell table:style-name="ce1" office:value-type="float" office:value="0.483294818816967" calcext:value-type="float">
            <text:p>0.48329481881696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8.0203790664673" calcext:value-type="float">
            <text:p>78.0203790664673</text:p>
          </table:table-cell>
          <table:table-cell table:style-name="ce2" office:value-type="float" office:value="41.9630855035631" calcext:value-type="float">
            <text:p>41.9630855035631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31132428967991" calcext:value-type="float">
            <text:p>1.31132428967991</text:p>
          </table:table-cell>
          <table:table-cell table:style-name="ce1" office:value-type="float" office:value="28.5030821519928" calcext:value-type="float">
            <text:p>28.5030821519928</text:p>
          </table:table-cell>
          <table:table-cell table:style-name="ce1" office:value-type="float" office:value="10.0834011792912" calcext:value-type="float">
            <text:p>10.0834011792912</text:p>
          </table:table-cell>
          <table:table-cell table:style-name="ce1" office:value-type="float" office:value="0.743172904285159" calcext:value-type="float">
            <text:p>0.743172904285159</text:p>
          </table:table-cell>
          <table:table-cell table:style-name="ce1" office:value-type="float" office:value="0.923687175284792" calcext:value-type="float">
            <text:p>0.923687175284792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.0832054615021" calcext:value-type="float">
            <text:p>50.0832054615021</text:p>
          </table:table-cell>
          <table:table-cell table:style-name="ce2" office:value-type="float" office:value="46.0256361609551" calcext:value-type="float">
            <text:p>46.0256361609551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53278610985084" calcext:value-type="float">
            <text:p>1.53278610985084</text:p>
          </table:table-cell>
          <table:table-cell table:style-name="ce1" office:value-type="float" office:value="36.9242657854142" calcext:value-type="float">
            <text:p>36.9242657854142</text:p>
          </table:table-cell>
          <table:table-cell table:style-name="ce1" office:value-type="float" office:value="18.0542540942884" calcext:value-type="float">
            <text:p>18.0542540942884</text:p>
          </table:table-cell>
          <table:table-cell table:style-name="ce1" office:value-type="float" office:value="0.843021187653397" calcext:value-type="float">
            <text:p>0.843021187653397</text:p>
          </table:table-cell>
          <table:table-cell table:style-name="ce1" office:value-type="float" office:value="0.536564737006226" calcext:value-type="float">
            <text:p>0.53656473700622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929824561403509" calcext:value-type="float">
            <text:p>0.92982456140350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.9717824459076" calcext:value-type="float">
            <text:p>26.9717824459076</text:p>
          </table:table-cell>
          <table:table-cell table:style-name="ce2" office:value-type="float" office:value="12.3524704763857" calcext:value-type="float">
            <text:p>12.3524704763857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3.38730039634708" calcext:value-type="float">
            <text:p>3.38730039634708</text:p>
          </table:table-cell>
          <table:table-cell table:style-name="ce1" office:value-type="float" office:value="21.9441237109646" calcext:value-type="float">
            <text:p>21.9441237109646</text:p>
          </table:table-cell>
          <table:table-cell table:style-name="ce1" office:value-type="float" office:value="40.1909365333817" calcext:value-type="float">
            <text:p>40.1909365333817</text:p>
          </table:table-cell>
          <table:table-cell table:style-name="ce1" office:value-type="float" office:value="0.613383330225307" calcext:value-type="float">
            <text:p>0.613383330225307</text:p>
          </table:table-cell>
          <table:table-cell table:style-name="ce1" office:value-type="float" office:value="0.598580542686313" calcext:value-type="float">
            <text:p>0.598580542686313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.6303367614746" calcext:value-type="float">
            <text:p>52.6303367614746</text:p>
          </table:table-cell>
          <table:table-cell table:style-name="ce2" office:value-type="float" office:value="17.69221048422" calcext:value-type="float">
            <text:p>17.69221048422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77196103953794" calcext:value-type="float">
            <text:p>1.77196103953794</text:p>
          </table:table-cell>
          <table:table-cell table:style-name="ce1" office:value-type="float" office:value="2.25099162239022" calcext:value-type="float">
            <text:p>2.25099162239022</text:p>
          </table:table-cell>
          <table:table-cell table:style-name="ce1" office:value-type="float" office:value="28.429813408814" calcext:value-type="float">
            <text:p>28.429813408814</text:p>
          </table:table-cell>
          <table:table-cell table:style-name="ce1" office:value-type="float" office:value="0.342595513697852" calcext:value-type="float">
            <text:p>0.342595513697852</text:p>
          </table:table-cell>
          <table:table-cell table:style-name="ce1" office:value-type="float" office:value="0.416910286873225" calcext:value-type="float">
            <text:p>0.416910286873225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.4721133708954" calcext:value-type="float">
            <text:p>58.4721133708954</text:p>
          </table:table-cell>
          <table:table-cell table:style-name="ce2" office:value-type="float" office:value="19.6693473492185" calcext:value-type="float">
            <text:p>19.6693473492185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57880468897681" calcext:value-type="float">
            <text:p>1.57880468897681</text:p>
          </table:table-cell>
          <table:table-cell table:style-name="ce1" office:value-type="float" office:value="25.6926329525984" calcext:value-type="float">
            <text:p>25.6926329525984</text:p>
          </table:table-cell>
          <table:table-cell table:style-name="ce1" office:value-type="float" office:value="19.3973656849313" calcext:value-type="float">
            <text:p>19.3973656849313</text:p>
          </table:table-cell>
          <table:table-cell table:style-name="ce1" office:value-type="float" office:value="0.914750265616126" calcext:value-type="float">
            <text:p>0.914750265616126</text:p>
          </table:table-cell>
          <table:table-cell table:style-name="ce1" office:value-type="float" office:value="0.219725736177646" calcext:value-type="float">
            <text:p>0.21972573617764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.0043656826019" calcext:value-type="float">
            <text:p>63.0043656826019</text:p>
          </table:table-cell>
          <table:table-cell table:style-name="ce2" office:value-type="float" office:value="27.569771430308" calcext:value-type="float">
            <text:p>27.569771430308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32774163034115" calcext:value-type="float">
            <text:p>1.32774163034115</text:p>
          </table:table-cell>
          <table:table-cell table:style-name="ce1" office:value-type="float" office:value="29.1406081202845" calcext:value-type="float">
            <text:p>29.1406081202845</text:p>
          </table:table-cell>
          <table:table-cell table:style-name="ce1" office:value-type="float" office:value="34.8781823807905" calcext:value-type="float">
            <text:p>34.8781823807905</text:p>
          </table:table-cell>
          <table:table-cell table:style-name="ce1" office:value-type="float" office:value="0.452337551154404" calcext:value-type="float">
            <text:p>0.452337551154404</text:p>
          </table:table-cell>
          <table:table-cell table:style-name="ce1" office:value-type="float" office:value="0.18834164669974" calcext:value-type="float">
            <text:p>0.1883416466997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.3820552825928" calcext:value-type="float">
            <text:p>51.3820552825928</text:p>
          </table:table-cell>
          <table:table-cell table:style-name="ce2" office:value-type="float" office:value="11.6739200245485" calcext:value-type="float">
            <text:p>11.6739200245485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50216307396861" calcext:value-type="float">
            <text:p>1.50216307396861</text:p>
          </table:table-cell>
          <table:table-cell table:style-name="ce1" office:value-type="float" office:value="5.7556379340641" calcext:value-type="float">
            <text:p>5.7556379340641</text:p>
          </table:table-cell>
          <table:table-cell table:style-name="ce1" office:value-type="float" office:value="39.4602140109421" calcext:value-type="float">
            <text:p>39.4602140109421</text:p>
          </table:table-cell>
          <table:table-cell table:style-name="ce1" office:value-type="float" office:value="0.304172583123019" calcext:value-type="float">
            <text:p>0.304172583123019</text:p>
          </table:table-cell>
          <table:table-cell table:style-name="ce1" office:value-type="float" office:value="0.316026336524344" calcext:value-type="float">
            <text:p>0.31602633652434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976608187134503" calcext:value-type="float">
            <text:p>0.9766081871345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.9097344875336" calcext:value-type="float">
            <text:p>55.9097344875336</text:p>
          </table:table-cell>
          <table:table-cell table:style-name="ce2" office:value-type="float" office:value="13.6886796713216" calcext:value-type="float">
            <text:p>13.6886796713216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8188969658239" calcext:value-type="float">
            <text:p>1.8188969658239</text:p>
          </table:table-cell>
          <table:table-cell table:style-name="ce1" office:value-type="float" office:value="28.1071126279089" calcext:value-type="float">
            <text:p>28.1071126279089</text:p>
          </table:table-cell>
          <table:table-cell table:style-name="ce1" office:value-type="float" office:value="42.7554615549785" calcext:value-type="float">
            <text:p>42.7554615549785</text:p>
          </table:table-cell>
          <table:table-cell table:style-name="ce1" office:value-type="float" office:value="0.0597266596676597" calcext:value-type="float">
            <text:p>0.05972665966766</text:p>
          </table:table-cell>
          <table:table-cell table:style-name="ce1" office:value-type="float" office:value="0.991187799621384" calcext:value-type="float">
            <text:p>0.99118779962138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.9565379619598" calcext:value-type="float">
            <text:p>35.9565379619598</text:p>
          </table:table-cell>
          <table:table-cell table:style-name="ce2" office:value-type="float" office:value="1.79277852010268" calcext:value-type="float">
            <text:p>1.79277852010268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40908175832534" calcext:value-type="float">
            <text:p>1.40908175832534</text:p>
          </table:table-cell>
          <table:table-cell table:style-name="ce1" office:value-type="float" office:value="3.67398422096215" calcext:value-type="float">
            <text:p>3.67398422096215</text:p>
          </table:table-cell>
          <table:table-cell table:style-name="ce1" office:value-type="float" office:value="8.49124447550599" calcext:value-type="float">
            <text:p>8.49124447550599</text:p>
          </table:table-cell>
          <table:table-cell table:style-name="ce1" office:value-type="float" office:value="0.436518360678783" calcext:value-type="float">
            <text:p>0.436518360678783</text:p>
          </table:table-cell>
          <table:table-cell table:style-name="ce1" office:value-type="float" office:value="0.566466474841201" calcext:value-type="float">
            <text:p>0.566466474841201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.373715877533" calcext:value-type="float">
            <text:p>57.373715877533</text:p>
          </table:table-cell>
          <table:table-cell table:style-name="ce2" office:value-type="float" office:value="27.1363892545099" calcext:value-type="float">
            <text:p>27.1363892545099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01085030601937" calcext:value-type="float">
            <text:p>1.01085030601937</text:p>
          </table:table-cell>
          <table:table-cell table:style-name="ce1" office:value-type="float" office:value="41.5292428788789" calcext:value-type="float">
            <text:p>41.5292428788789</text:p>
          </table:table-cell>
          <table:table-cell table:style-name="ce1" office:value-type="float" office:value="29.5503612087982" calcext:value-type="float">
            <text:p>29.5503612087982</text:p>
          </table:table-cell>
          <table:table-cell table:style-name="ce1" office:value-type="float" office:value="0.414981776827347" calcext:value-type="float">
            <text:p>0.414981776827347</text:p>
          </table:table-cell>
          <table:table-cell table:style-name="ce1" office:value-type="float" office:value="0.918969419842346" calcext:value-type="float">
            <text:p>0.91896941984234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.6332635879517" calcext:value-type="float">
            <text:p>30.6332635879517</text:p>
          </table:table-cell>
          <table:table-cell table:style-name="ce2" office:value-type="float" office:value="41.2596001657864" calcext:value-type="float">
            <text:p>41.2596001657864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2.98721158712051" calcext:value-type="float">
            <text:p>2.98721158712051</text:p>
          </table:table-cell>
          <table:table-cell table:style-name="ce1" office:value-type="float" office:value="12.9702232361089" calcext:value-type="float">
            <text:p>12.9702232361089</text:p>
          </table:table-cell>
          <table:table-cell table:style-name="ce1" office:value-type="float" office:value="4.06436166196292" calcext:value-type="float">
            <text:p>4.06436166196292</text:p>
          </table:table-cell>
          <table:table-cell table:style-name="ce1" office:value-type="float" office:value="0.694170613717993" calcext:value-type="float">
            <text:p>0.694170613717993</text:p>
          </table:table-cell>
          <table:table-cell table:style-name="ce1" office:value-type="float" office:value="0.113890199870538" calcext:value-type="float">
            <text:p>0.113890199870538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.459908246994" calcext:value-type="float">
            <text:p>27.459908246994</text:p>
          </table:table-cell>
          <table:table-cell table:style-name="ce2" office:value-type="float" office:value="1.56850407267266" calcext:value-type="float">
            <text:p>1.56850407267266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3.28796133403529" calcext:value-type="float">
            <text:p>3.28796133403529</text:p>
          </table:table-cell>
          <table:table-cell table:style-name="ce1" office:value-type="float" office:value="1.52989484684554" calcext:value-type="float">
            <text:p>1.52989484684554</text:p>
          </table:table-cell>
          <table:table-cell table:style-name="ce1" office:value-type="float" office:value="38.1498220244262" calcext:value-type="float">
            <text:p>38.1498220244262</text:p>
          </table:table-cell>
          <table:table-cell table:style-name="ce1" office:value-type="float" office:value="0.701966926409594" calcext:value-type="float">
            <text:p>0.701966926409594</text:p>
          </table:table-cell>
          <table:table-cell table:style-name="ce1" office:value-type="float" office:value="0.334649333133261" calcext:value-type="float">
            <text:p>0.334649333133261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0116822719574" calcext:value-type="float">
            <text:p>76.0116822719574</text:p>
          </table:table-cell>
          <table:table-cell table:style-name="ce2" office:value-type="float" office:value="24.8368887432878" calcext:value-type="float">
            <text:p>24.8368887432878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09916163596284" calcext:value-type="float">
            <text:p>1.09916163596284</text:p>
          </table:table-cell>
          <table:table-cell table:style-name="ce1" office:value-type="float" office:value="47.3752119729228" calcext:value-type="float">
            <text:p>47.3752119729228</text:p>
          </table:table-cell>
          <table:table-cell table:style-name="ce1" office:value-type="float" office:value="8.94269945529612" calcext:value-type="float">
            <text:p>8.94269945529612</text:p>
          </table:table-cell>
          <table:table-cell table:style-name="ce1" office:value-type="float" office:value="0.880856670767282" calcext:value-type="float">
            <text:p>0.880856670767282</text:p>
          </table:table-cell>
          <table:table-cell table:style-name="ce1" office:value-type="float" office:value="0.323851772815864" calcext:value-type="float">
            <text:p>0.32385177281586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964912280701754" calcext:value-type="float">
            <text:p>0.96491228070175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.7894423007965" calcext:value-type="float">
            <text:p>19.7894423007965</text:p>
          </table:table-cell>
          <table:table-cell table:style-name="ce2" office:value-type="float" office:value="19.990653612136" calcext:value-type="float">
            <text:p>19.990653612136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3.53822138889223" calcext:value-type="float">
            <text:p>3.53822138889223</text:p>
          </table:table-cell>
          <table:table-cell table:style-name="ce1" office:value-type="float" office:value="33.1747831535978" calcext:value-type="float">
            <text:p>33.1747831535978</text:p>
          </table:table-cell>
          <table:table-cell table:style-name="ce1" office:value-type="float" office:value="37.8610801394573" calcext:value-type="float">
            <text:p>37.8610801394573</text:p>
          </table:table-cell>
          <table:table-cell table:style-name="ce1" office:value-type="float" office:value="0.521181103946163" calcext:value-type="float">
            <text:p>0.521181103946163</text:p>
          </table:table-cell>
          <table:table-cell table:style-name="ce1" office:value-type="float" office:value="0.157306433574064" calcext:value-type="float">
            <text:p>0.15730643357406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95906432748538" calcext:value-type="float">
            <text:p>0.959064327485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.867616891861" calcext:value-type="float">
            <text:p>37.867616891861</text:p>
          </table:table-cell>
          <table:table-cell table:style-name="ce2" office:value-type="float" office:value="3.34197785077316" calcext:value-type="float">
            <text:p>3.34197785077316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24561651662126" calcext:value-type="float">
            <text:p>1.24561651662126</text:p>
          </table:table-cell>
          <table:table-cell table:style-name="ce1" office:value-type="float" office:value="7.88846072300325" calcext:value-type="float">
            <text:p>7.88846072300325</text:p>
          </table:table-cell>
          <table:table-cell table:style-name="ce1" office:value-type="float" office:value="6.05437608197218" calcext:value-type="float">
            <text:p>6.05437608197218</text:p>
          </table:table-cell>
          <table:table-cell table:style-name="ce1" office:value-type="float" office:value="0.202720593809163" calcext:value-type="float">
            <text:p>0.202720593809163</text:p>
          </table:table-cell>
          <table:table-cell table:style-name="ce1" office:value-type="float" office:value="0.152659245642621" calcext:value-type="float">
            <text:p>0.152659245642621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.7174260616302" calcext:value-type="float">
            <text:p>36.7174260616302</text:p>
          </table:table-cell>
          <table:table-cell table:style-name="ce2" office:value-type="float" office:value="4.00355604484549" calcext:value-type="float">
            <text:p>4.00355604484549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22896001774441" calcext:value-type="float">
            <text:p>1.22896001774441</text:p>
          </table:table-cell>
          <table:table-cell table:style-name="ce1" office:value-type="float" office:value="27.0975901886286" calcext:value-type="float">
            <text:p>27.0975901886286</text:p>
          </table:table-cell>
          <table:table-cell table:style-name="ce1" office:value-type="float" office:value="17.430343397425" calcext:value-type="float">
            <text:p>17.430343397425</text:p>
          </table:table-cell>
          <table:table-cell table:style-name="ce1" office:value-type="float" office:value="0.629878892515848" calcext:value-type="float">
            <text:p>0.629878892515848</text:p>
          </table:table-cell>
          <table:table-cell table:style-name="ce1" office:value-type="float" office:value="0.454489833750507" calcext:value-type="float">
            <text:p>0.454489833750507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.4586634635925" calcext:value-type="float">
            <text:p>47.4586634635925</text:p>
          </table:table-cell>
          <table:table-cell table:style-name="ce2" office:value-type="float" office:value="48.4617046867504" calcext:value-type="float">
            <text:p>48.4617046867504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80385167440838" calcext:value-type="float">
            <text:p>1.80385167440838</text:p>
          </table:table-cell>
          <table:table-cell table:style-name="ce1" office:value-type="float" office:value="27.0740794380707" calcext:value-type="float">
            <text:p>27.0740794380707</text:p>
          </table:table-cell>
          <table:table-cell table:style-name="ce1" office:value-type="float" office:value="46.0554933057665" calcext:value-type="float">
            <text:p>46.0554933057665</text:p>
          </table:table-cell>
          <table:table-cell table:style-name="ce1" office:value-type="float" office:value="0.0887065315473527" calcext:value-type="float">
            <text:p>0.088706531547353</text:p>
          </table:table-cell>
          <table:table-cell table:style-name="ce1" office:value-type="float" office:value="0.663043300852694" calcext:value-type="float">
            <text:p>0.663043300852694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.3076689243317" calcext:value-type="float">
            <text:p>31.3076689243317</text:p>
          </table:table-cell>
          <table:table-cell table:style-name="ce2" office:value-type="float" office:value="8.99406118910103" calcext:value-type="float">
            <text:p>8.99406118910103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2.81871086947939" calcext:value-type="float">
            <text:p>2.81871086947939</text:p>
          </table:table-cell>
          <table:table-cell table:style-name="ce1" office:value-type="float" office:value="37.0173391464527" calcext:value-type="float">
            <text:p>37.0173391464527</text:p>
          </table:table-cell>
          <table:table-cell table:style-name="ce1" office:value-type="float" office:value="46.2929123316868" calcext:value-type="float">
            <text:p>46.2929123316868</text:p>
          </table:table-cell>
          <table:table-cell table:style-name="ce1" office:value-type="float" office:value="0.225760533492634" calcext:value-type="float">
            <text:p>0.225760533492634</text:p>
          </table:table-cell>
          <table:table-cell table:style-name="ce1" office:value-type="float" office:value="0.640076003787776" calcext:value-type="float">
            <text:p>0.64007600378777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970760233918129" calcext:value-type="float">
            <text:p>0.9707602339181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.4361298084259" calcext:value-type="float">
            <text:p>69.4361298084259</text:p>
          </table:table-cell>
          <table:table-cell table:style-name="ce2" office:value-type="float" office:value="46.5228916407351" calcext:value-type="float">
            <text:p>46.5228916407351</text:p>
          </table:table-cell>
          <table:table-cell table:style-name="ce1" office:value-type="string" calcext:value-type="string">
            <text:p><text:s/>poly</text:p>
          </table:table-cell>
          <table:table-cell table:style-name="ce1" office:value-type="float" office:value="1.66562646810394" calcext:value-type="float">
            <text:p>1.66562646810394</text:p>
          </table:table-cell>
          <table:table-cell table:style-name="ce1" office:value-type="float" office:value="49.8654859640854" calcext:value-type="float">
            <text:p>49.8654859640854</text:p>
          </table:table-cell>
          <table:table-cell table:style-name="ce1" office:value-type="float" office:value="3.68947831920268" calcext:value-type="float">
            <text:p>3.68947831920268</text:p>
          </table:table-cell>
          <table:table-cell table:style-name="ce1" office:value-type="float" office:value="0.246682641173469" calcext:value-type="float">
            <text:p>0.246682641173469</text:p>
          </table:table-cell>
          <table:table-cell table:style-name="ce1" office:value-type="float" office:value="0.658794794534286" calcext:value-type="float">
            <text:p>0.658794794534286</text:p>
          </table:table-cell>
          <table:table-cell table:style-name="ce1"/>
          <table:table-cell table:style-name="ce1" office:value-type="string" calcext:value-type="string">
            <text:p>best1b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(0.5, 1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Non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latinhypercube</text:p>
          </table:table-cell>
          <table:table-cell table:style-name="ce1"/>
          <table:table-cell table:style-name="ce1" office:value-type="string" calcext:value-type="string">
            <text:p>(1.0, 50.0), (0, 5), (1.0, 50.0), (0.0, 50.0), (0, 1), (0, 1)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31])" office:value-type="float" office:value="0.952436647173489" calcext:value-type="float">
            <text:p>0.952436647173489</text:p>
          </table:table-cell>
          <table:table-cell table:style-name="ce1" table:formula="of:=AVERAGE([.C2:.C31])" office:value-type="float" office:value="19.8333333333333" calcext:value-type="float">
            <text:p>19.8333333333333</text:p>
          </table:table-cell>
          <table:table-cell table:style-name="ce1" table:formula="of:=AVERAGE([.D2:.D31])" office:value-type="float" office:value="13.3333333333333" calcext:value-type="float">
            <text:p>13.3333333333333</text:p>
          </table:table-cell>
          <table:table-cell table:style-name="ce1" table:formula="of:=AVERAGE([.E2:.E31])" office:value-type="float" office:value="44.4824592749278" calcext:value-type="float">
            <text:p>44.48245927492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ior</text:p>
          </table:table-cell>
          <table:table-cell table:style-name="ce1" table:formula="of:=MIN([.B2:.B31])" office:value-type="float" office:value="0.91812865497076" calcext:value-type="float">
            <text:p>0.91812865497076</text:p>
          </table:table-cell>
          <table:table-cell table:style-name="ce1" table:formula="of:=MAX([.C2:.C31])" office:value-type="float" office:value="47" calcext:value-type="float">
            <text:p>47</text:p>
          </table:table-cell>
          <table:table-cell table:style-name="ce1" table:formula="of:=MAX([.D2:.D31])" office:value-type="float" office:value="30" calcext:value-type="float">
            <text:p>30</text:p>
          </table:table-cell>
          <table:table-cell table:style-name="ce1" table:formula="of:=MAX([.E2:.E31])" office:value-type="float" office:value="78.0203790664673" calcext:value-type="float">
            <text:p>78.02037906646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lhor</text:p>
          </table:table-cell>
          <table:table-cell table:style-name="ce1" table:formula="of:=MAX([.B2:.B31])" office:value-type="float" office:value="0.982456140350877" calcext:value-type="float">
            <text:p>0.982456140350877</text:p>
          </table:table-cell>
          <table:table-cell table:style-name="ce1" table:formula="of:=MIN([.C2:.C31])" office:value-type="float" office:value="8" calcext:value-type="float">
            <text:p>8</text:p>
          </table:table-cell>
          <table:table-cell table:style-name="ce1" table:formula="of:=MIN([.D2:.D31])" office:value-type="float" office:value="6" calcext:value-type="float">
            <text:p>6</text:p>
          </table:table-cell>
          <table:table-cell table:style-name="ce1" table:formula="of:=MIN([.E2:.E31])" office:value-type="float" office:value="19.4038381576538" calcext:value-type="float">
            <text:p>19.40383815765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1" table:formula="of:=STDEV([.B2:.B31])" office:value-type="float" office:value="0.0154900038524956" calcext:value-type="float">
            <text:p>0.015490003852496</text:p>
          </table:table-cell>
          <table:table-cell table:style-name="ce1" table:formula="of:=STDEV([.C2:.C31])" office:value-type="float" office:value="9.92413753165112" calcext:value-type="float">
            <text:p>9.92413753165112</text:p>
          </table:table-cell>
          <table:table-cell table:style-name="ce1" table:formula="of:=STDEV([.D2:.D31])" office:value-type="float" office:value="5.9846547063321" calcext:value-type="float">
            <text:p>5.9846547063321</text:p>
          </table:table-cell>
          <table:table-cell table:style-name="ce1" table:formula="of:=STDEV([.E2:.E31])" office:value-type="float" office:value="16.1849955624654" calcext:value-type="float">
            <text:p>16.1849955624654</text:p>
          </table:table-cell>
          <table:table-cell table:number-columns-repeated="22"/>
        </table:table-row>
        <table:table-row table:style-name="ro1" table:number-rows-repeated="1048539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8:10:15.03206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luca Bine</meta:initial-creator>
    <meta:creation-date>2021-05-23T15:00:03.385283494</meta:creation-date>
    <meta:generator>LibreOffice/7.0.5.2$Linux_X86_64 LibreOffice_project/00$Build-2</meta:generator>
    <dc:date>2021-05-23T18:11:06.272649672</dc:date>
    <dc:creator>Gianluca Bine</dc:creator>
    <meta:editing-duration>PT58M55S</meta:editing-duration>
    <meta:editing-cycles>7</meta:editing-cycles>
    <meta:document-statistic meta:table-count="1" meta:cell-count="764" meta:object-count="0"/>
  </office:meta>
</office:document-meta>
</file>